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4.4403in"/>
    </style:style>
    <style:style style:name="Table1.B" style:family="table-column">
      <style:table-column-properties style:column-width="2.434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12362" officeooo:paragraph-rsid="00012362"/>
    </style:style>
    <style:style style:name="P2" style:family="paragraph" style:parent-style-name="Standard">
      <style:paragraph-properties fo:text-align="start" style:justify-single-word="false"/>
      <style:text-properties officeooo:rsid="00016de3" officeooo:paragraph-rsid="00012362"/>
    </style:style>
    <style:style style:name="P3" style:family="paragraph" style:parent-style-name="Standard" style:list-style-name="L1">
      <style:paragraph-properties fo:text-align="start" style:justify-single-word="false"/>
      <style:text-properties officeooo:rsid="00016de3" officeooo:paragraph-rsid="00012362"/>
    </style:style>
    <style:style style:name="P4" style:family="paragraph" style:parent-style-name="Standard">
      <style:paragraph-properties fo:text-align="start" style:justify-single-word="false"/>
      <style:text-properties officeooo:paragraph-rsid="000338b1"/>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338b1"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16de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338b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officeooo:rsid="00016de3" officeooo:paragraph-rsid="00012362"/>
    </style:style>
    <style:style style:name="P11" style:family="paragraph" style:parent-style-name="Text_20_body" style:list-style-name="L2">
      <style:text-properties officeooo:paragraph-rsid="000338b1"/>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text-outline="false" style:text-line-through-style="none" style:text-line-through-type="none" style:font-name="Nimbus Roman" fo:font-size="12pt" fo:font-style="normal" fo:text-shadow="none" style:text-underline-style="none" fo:font-weight="normal" officeooo:rsid="00016de3"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Nimbus Roman" fo:font-size="12pt" fo:font-style="normal" fo:text-shadow="none" style:text-underline-style="none" fo:font-weight="normal" officeooo:rsid="000338b1"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weight="normal" officeooo:rsid="0004af0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16de3" style:font-weight-asian="bold" style:font-weight-complex="bold"/>
    </style:style>
    <style:style style:name="T7" style:family="text">
      <style:text-properties officeooo:rsid="000338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guide</text:p>
      <text:p text:style-name="P1"/>
      <text:p text:style-name="P2">T&amp;C:</text:p>
      <text:p text:style-name="P2"/>
      <text:list xml:id="list1344993286" text:style-name="L1">
        <text:list-item>
          <text:p text:style-name="P3">First off, thanks for participating in this interview. Critical pedagogy (CP) in CS education is a rather small community so I really appreciate you taking the time to participate in this interview.</text:p>
        </text:list-item>
        <text:list-item>
          <text:p text:style-name="P3">We are doing this interview to understand how cs teachers understand and implement critical pedagogy in their teaching.</text:p>
        </text:list-item>
        <text:list-item>
          <text:p text:style-name="P3">[if consented to recording call] As you agreed to in the consent form, this call is recorded to help me remember what was said. This conversation will be transcribed by me and a copy of the transcription will be sent to you to make sure I properly captured what was said during the interview.</text:p>
        </text:list-item>
        <text:list-item>
          <text:p text:style-name="P3">I will [also] be taking notes during this call.</text:p>
        </text:list-item>
        <text:list-item>
          <text:p text:style-name="P3">All materials will be kept on an encrypted, pass protected hard drive, and if sent between me and my supervisor it will be encrypted. You will be coded in our data analysis and made aware of your code. We will hold on to this data for 2 years then destroy it.</text:p>
        </text:list-item>
        <text:list-item>
          <text:p text:style-name="P3">There is a possibility that at some point during the interview you may feel uncomfortable. In such a case, you may refuse to answer any questions and you are free to stop the interview at any time.</text:p>
        </text:list-item>
        <text:list-item>
          <text:p text:style-name="P3">Interviews are a great way to reflect on your teaching and share your experiences with others. Thanks again for taking the time to be part of this research.</text:p>
        </text:list-item>
      </text:list>
      <text:p text:style-name="P2"/>
      <text:p text:style-name="P10"><text:span text:style-name="T5">Before we begin, do you have any questions for me?</text:span></text:p>
      <text:p text:style-name="P2"/>
      <text:p text:style-name="P2">Let's begin:</text:p>
      <text:p text:style-name="P2"/>
      <text:p text:style-name="P2"/>
      <table:table table:name="Table1" table:style-name="Table1">
        <table:table-column table:style-name="Table1.A"/>
        <table:table-column table:style-name="Table1.B"/>
        <table:table-row>
          <table:table-cell table:style-name="Table1.A1" table:number-columns-spanned="2" office:value-type="string">
            <text:p text:style-name="P8">1. what is your understanding of critical pedagogy?</text:p>
            <text:p text:style-name="P5">- </text:p>
          </table:table-cell>
          <table:covered-table-cell/>
        </table:table-row>
        <table:table-row>
          <table:table-cell table:style-name="Table1.A2" table:number-columns-spanned="2" office:value-type="string">
            <text:p text:style-name="P5">a. [follow up] what is not part of your understanding of cp?</text:p>
            <text:p text:style-name="P5"/>
            <text:p text:style-name="P5"/>
          </table:table-cell>
          <table:covered-table-cell/>
        </table:table-row>
        <table:table-row>
          <table:table-cell table:style-name="Table1.A2" table:number-columns-spanned="2" office:value-type="string">
            <text:p text:style-name="P5">b. [follow up] when did you first learn about cp?</text:p>
            <text:p text:style-name="P5"/>
            <text:p text:style-name="P5"/>
          </table:table-cell>
          <table:covered-table-cell/>
        </table:table-row>
        <table:table-row>
          <table:table-cell table:style-name="Table1.A2" table:number-columns-spanned="2" office:value-type="string">
            <text:p text:style-name="P5">2. please list all your cs teaching experience(s), including where/when/who you taught.</text:p>
            <text:p text:style-name="Text_20_body"><text:s text:c="4"/>a. in which of these teaching experiences have you incorporated cp? (<text:span text:style-name="T5">in bold</text:span><text:span text:style-name="T6">)</text:span></text:p>
            <text:p text:style-name="Text_20_body"/>
          </table:table-cell>
          <table:covered-table-cell/>
        </table:table-row>
        <table:table-row>
          <table:table-cell table:style-name="Table1.A2" table:number-rows-spanned="6" office:value-type="string">
            <text:p text:style-name="P6">3. for each teaching experience that you incorporated cp in your teaching, describe to me how you implemented cp in your class.</text:p>
            <text:p text:style-name="P4"><text:span text:style-name="T1"><text:tab/></text:span><text:span text:style-name="T2">a.</text:span><text:span text:style-name="T1"> </text:span>how did the students respond? </text:p>
            <text:list xml:id="list610689846" text:style-name="L2">
              <text:list-header>
                <text:p text:style-name="P11"><text:span text:style-name="T7">b. </text:span>[optional prompt] what advice would you give to <text:s/><text:span text:style-name="T7">someone trying to implement this elem of cp?</text:span></text:p>
              </text:list-header>
              <text:list-item>
                <text:p text:style-name="P11"/>
              </text:list-item>
              <text:list-item>
                <text:p text:style-name="P11"><text:span text:style-name="T7">h</text:span> someone trying to implement this element of cp? </text:p>
              </text:list-item>
            </text:list>
            <text:p text:style-name="P6"/>
            <text:p text:style-name="P6"/>
          </table:table-cell>
          <table:table-cell table:style-name="Table1.A2" office:value-type="string">
            <text:p text:style-name="P7">Facet included (bold = yes): </text:p>
          </table:table-cell>
        </table:table-row>
        <table:table-row>
          <table:covered-table-cell/>
          <table:table-cell table:style-name="Table1.A2" office:value-type="string">
            <text:p text:style-name="P6"><text:span text:style-name="Strong_20_Emphasis"><text:span text:style-name="T4">1. </text:span></text:span><text:span text:style-name="Strong_20_Emphasis"><text:span text:style-name="T3">Engages and incorporates students’ interests and experiences in teaching</text:span></text:span></text:p>
          </table:table-cell>
        </table:table-row>
        <table:table-row>
          <table:covered-table-cell/>
          <table:table-cell table:style-name="Table1.A2" office:value-type="string">
            <text:p text:style-name="P6"><text:span text:style-name="Strong_20_Emphasis"><text:span text:style-name="T4">2. </text:span></text:span><text:span text:style-name="Strong_20_Emphasis"><text:span text:style-name="T3">Fostering critical consciousness</text:span></text:span></text:p>
          </table:table-cell>
        </table:table-row>
        <table:table-row>
          <table:covered-table-cell/>
          <table:table-cell table:style-name="Table1.A2" office:value-type="string">
            <text:p text:style-name="P6"><text:span text:style-name="Strong_20_Emphasis"><text:span text:style-name="T4">3. </text:span></text:span><text:span text:style-name="Strong_20_Emphasis"><text:span text:style-name="T3">Activism</text:span></text:span></text:p>
          </table:table-cell>
        </table:table-row>
        <table:table-row>
          <table:covered-table-cell/>
          <table:table-cell table:style-name="Table1.A2" office:value-type="string">
            <text:p text:style-name="P6"><text:span text:style-name="Strong_20_Emphasis"><text:span text:style-name="T4">4. </text:span></text:span><text:span text:style-name="Strong_20_Emphasis"><text:span text:style-name="T3">Connecting content to society</text:span></text:span></text:p>
          </table:table-cell>
        </table:table-row>
        <table:table-row>
          <table:covered-table-cell/>
          <table:table-cell table:style-name="Table1.A2" office:value-type="string">
            <text:p text:style-name="P9"><text:span text:style-name="Strong_20_Emphasis"><text:span text:style-name="T4">5. </text:span></text:span><text:span text:style-name="Strong_20_Emphasis"><text:span text:style-name="T3">Rethinking student-teacher relationships</text:span></text:span></text:p>
          </table:table-cell>
        </table:table-row>
        <table:table-row>
          <table:table-cell table:style-name="Table1.A2" table:number-columns-spanned="2" office:value-type="string">
            <text:p text:style-name="P13"><text:span text:style-name="Emphasis">[follow up questions exploring what elements of cp were not included in any of their teaching using cp. for list of elements, look below]</text:span> </text:p>
            <text:p text:style-name="P13">do you do anything with [missing element]? </text:p>
            <text:p text:style-name="P13">-&gt; if no, why not?</text:p>
            <text:p text:style-name="P13"/>
            <text:p text:style-name="P13"/>
          </table:table-cell>
          <table:covered-table-cell/>
        </table:table-row>
        <table:table-row>
          <table:table-cell table:style-name="Table1.A2" table:number-columns-spanned="2" office:value-type="string">
            <text:p text:style-name="P12">Is there anything else you would like to share with me?</text:p>
            <text:p text:style-name="P12"/>
            <text:p text:style-name="P12"/>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6:53:29.194350350</meta:creation-date>
    <dc:date>2019-07-02T17:27:04.724656985</dc:date>
    <meta:editing-duration>PT2M47S</meta:editing-duration>
    <meta:editing-cycles>2</meta:editing-cycles>
    <meta:generator>LibreOffice/6.2.4.2.0$Linux_X86_64 LibreOffice_project/20$Build-2</meta:generator>
    <meta:document-statistic meta:table-count="1" meta:image-count="0" meta:object-count="0" meta:page-count="2" meta:paragraph-count="32" meta:word-count="440" meta:character-count="2476" meta:non-whitespace-character-count="2064"/>
  </office:meta>
</office:document-meta>
</file>